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6f52"/>
    </style:style>
    <style:style style:name="P2" style:family="paragraph" style:parent-style-name="Standard">
      <style:text-properties officeooo:rsid="000ca350" officeooo:paragraph-rsid="000ca350"/>
    </style:style>
    <style:style style:name="T1" style:family="text">
      <style:text-properties style:font-name="sans-serif" fo:font-size="11.25pt"/>
    </style:style>
    <style:style style:name="T2" style:family="text">
      <style:text-properties style:font-name="sans-serif" fo:font-size="11.25pt" officeooo:rsid="000b6f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Need <text:s/></text:span></text:p>
      <text:p text:style-name="P2"><text:span text:style-name="T1">BusinessYear</text:span></text:p>
      <text:p text:style-name="P2"><text:span text:style-name="T1">NetworkID</text:span></text:p>
      <text:p text:style-name="P2"><text:span text:style-name="T1">NetworkName</text:span></text:p>
      <text:p text:style-name="P2"><text:span text:style-name="T1">StateCode</text:span></text:p>
      <text:p text:style-name="P2"><text:span text:style-name="T1">DentalOnlyPlan<text:tab/></text:span></text:p>
      <text:p text:style-name="P2"><text:span text:style-name="T1">DentalOnly Yes N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6:09:29.957983164</meta:creation-date>
    <dc:date>2019-09-10T16:30:40.392422617</dc:date>
    <meta:editing-duration>PT11M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9" meta:character-count="79" meta:non-whitespace-character-count="74"/>
  </office:meta>
</office:document-meta>
</file>